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3747a" officeooo:paragraph-rsid="0013747a"/>
    </style:style>
    <style:style style:name="P2" style:family="paragraph" style:parent-style-name="Standard">
      <style:text-properties officeooo:rsid="00147651" officeooo:paragraph-rsid="00147651"/>
    </style:style>
    <style:style style:name="P3" style:family="paragraph" style:parent-style-name="Standard">
      <style:text-properties officeooo:rsid="0016f401" officeooo:paragraph-rsid="0016f401"/>
    </style:style>
    <style:style style:name="P4" style:family="paragraph" style:parent-style-name="Standard">
      <style:paragraph-properties fo:margin-left="1.249cm" fo:margin-right="0cm" fo:text-indent="0cm" style:auto-text-indent="false"/>
      <style:text-properties officeooo:rsid="0013747a" officeooo:paragraph-rsid="0015d4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orie</text:p>
      <text:p text:style-name="P4">Teoretická část (též metodologická) obsahuje dosavadní poznatky k danému problému, definici pojmů, formulaci hypotéz, výběr metod, které použijete, a důvody pro jejich použití. Součástí teoretické části bývá i rozbor možných variant řešení.</text:p>
      <text:p text:style-name="P1"/>
      <text:p text:style-name="P1"/>
      <text:p text:style-name="P1"/>
      <text:p text:style-name="P3"><text:a xlink:type="simple" xlink:href="http://www.neodentech.com/bbx/996360-996360.html" text:style-name="Internet_20_link" text:visited-style-name="Visited_20_Internet_20_Link">http://www.neodentech.com/bbx/996360-996360.html</text:a></text:p>
      <text:p text:style-name="P3"/>
      <text:p text:style-name="P1"/>
      <text:p text:style-name="P2">laserove centrovani</text:p>
      <text:p text:style-name="P2"><text:s/>kamera l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26T15:25:32.681598819</meta:creation-date>
    <dc:date>2015-04-26T21:39:57.050637002</dc:date>
    <dc:creator>Hyna </dc:creator>
    <meta:editing-duration>PT3H59M30S</meta:editing-duration>
    <meta:editing-cycles>3</meta:editing-cycles>
    <meta:generator>LibreOffice/4.3.6.2$Linux_X86_64 LibreOffice_project/430$Build-2</meta:generator>
    <meta:document-statistic meta:table-count="0" meta:image-count="0" meta:object-count="0" meta:page-count="1" meta:paragraph-count="5" meta:word-count="38" meta:character-count="325" meta:non-whitespace-character-count="291"/>
  </office:meta>
</office:document-meta>
</file>